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hnschrift Condensed" svg:font-family="'Bahnschrift Condensed'" style:font-family-generic="swiss" style:font-pitch="variable"/>
    <style:font-face style:name="Bahnschrift SemiLight Condensed" svg:font-family="'Bahnschrift SemiLight Condensed'" style:font-family-generic="swiss" style:font-pitch="variable"/>
    <style:font-face style:name="Barrio" svg:font-family="Barrio" style:font-pitch="variable"/>
    <style:font-face style:name="Cabin Sketch" svg:font-family="'Cabin Sketch'"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color="#000000" loext:opacity="100%" style:font-name="Barrio" fo:font-size="32pt" officeooo:rsid="001f02bd" officeooo:paragraph-rsid="001f02bd" fo:background-color="transparent" style:font-size-asian="32pt" style:font-size-complex="32pt"/>
    </style:style>
    <style:style style:name="P2" style:family="paragraph" style:parent-style-name="Text_20_body">
      <style:paragraph-properties fo:text-align="start" style:justify-single-word="false"/>
      <style:text-properties fo:color="#000000" loext:opacity="100%" style:font-name="Bahnschrift SemiLight Condensed" fo:font-size="12pt" fo:font-weight="bold" officeooo:rsid="00238d91" officeooo:paragraph-rsid="00238d91" style:font-size-asian="10.5pt" style:font-weight-asian="bold" style:font-size-complex="12pt" style:font-weight-complex="bold"/>
    </style:style>
    <style:style style:name="P3" style:family="paragraph" style:parent-style-name="Text_20_body">
      <style:paragraph-properties fo:text-align="start" style:justify-single-word="false"/>
      <style:text-properties fo:color="#000000" loext:opacity="100%" style:font-name="Bahnschrift SemiLight Condensed" fo:font-weight="bold" style:font-weight-asian="bold" style:font-weight-complex="bold"/>
    </style:style>
    <style:style style:name="P4" style:family="paragraph" style:parent-style-name="Text_20_body">
      <style:paragraph-properties fo:text-align="start" style:justify-single-word="false"/>
      <style:text-properties fo:color="#000000" loext:opacity="100%" style:font-name="Bahnschrift SemiLight Condensed" fo:font-style="italic" style:text-underline-style="none" fo:font-weight="bold" style:font-style-asian="italic" style:font-weight-asian="bold" style:font-style-complex="italic" style:font-weight-complex="bold"/>
    </style:style>
    <style:style style:name="P5" style:family="paragraph" style:parent-style-name="Text_20_body">
      <style:paragraph-properties fo:text-align="center" style:justify-single-word="false"/>
      <style:text-properties officeooo:rsid="001f02bd" officeooo:paragraph-rsid="001f02bd"/>
    </style:style>
    <style:style style:name="P6" style:family="paragraph" style:parent-style-name="Text_20_body">
      <style:paragraph-properties fo:text-align="start" style:justify-single-word="false"/>
      <style:text-properties officeooo:paragraph-rsid="0022db8b"/>
    </style:style>
    <style:style style:name="P7" style:family="paragraph" style:parent-style-name="Text_20_body">
      <style:paragraph-properties fo:text-align="start" style:justify-single-word="false"/>
      <style:text-properties style:font-name="Bahnschrift Condensed" fo:font-style="normal" fo:font-weight="bold" officeooo:rsid="001f02bd" officeooo:paragraph-rsid="00255c56" fo:background-color="transparent" style:font-style-asian="normal" style:font-weight-asian="bold" style:font-style-complex="normal" style:font-weight-complex="bold"/>
    </style:style>
    <style:style style:name="P8" style:family="paragraph" style:parent-style-name="Text_20_body">
      <style:paragraph-properties fo:text-align="start" style:justify-single-word="false"/>
      <style:text-properties style:font-name="Bahnschrift Condensed" fo:font-weight="bold" officeooo:paragraph-rsid="00255c56" style:font-weight-asian="bold" style:font-weight-complex="bold"/>
    </style:style>
    <style:style style:name="P9" style:family="paragraph" style:parent-style-name="Title">
      <style:text-properties style:font-name="Bahnschrift Condensed" fo:font-size="36pt" officeooo:rsid="001f02bd" officeooo:paragraph-rsid="001f02bd" style:font-size-asian="36pt" style:font-size-complex="36pt"/>
    </style:style>
    <style:style style:name="P10" style:family="paragraph" style:parent-style-name="Heading_20_1">
      <style:paragraph-properties fo:text-align="center" style:justify-single-word="false"/>
      <style:text-properties fo:color="#000000" loext:opacity="100%" style:font-name="Barrio" fo:font-size="32pt" officeooo:rsid="001f02bd" officeooo:paragraph-rsid="001f02bd" fo:background-color="transparent" style:font-size-asian="32pt" style:font-size-complex="32pt"/>
    </style:style>
    <style:style style:name="P11" style:family="paragraph" style:parent-style-name="Heading_20_1">
      <style:paragraph-properties fo:text-align="center" style:justify-single-word="false"/>
      <style:text-properties style:font-name="Barrio" fo:font-size="32pt" officeooo:rsid="001f02bd" officeooo:paragraph-rsid="00255c56" fo:background-color="transparent" style:font-size-asian="32pt" style:font-size-complex="32pt"/>
    </style:style>
    <style:style style:name="P12" style:family="paragraph" style:parent-style-name="Heading_20_1">
      <style:paragraph-properties fo:text-align="center" style:justify-single-word="false"/>
      <style:text-properties style:font-name="Barrio" fo:font-size="32pt" fo:font-style="normal" fo:font-weight="bold" style:font-size-asian="32pt" style:font-style-asian="normal" style:font-weight-asian="bold" style:font-size-complex="32pt" style:font-style-complex="normal" style:font-weight-complex="bold"/>
    </style:style>
    <style:style style:name="P13" style:family="paragraph" style:parent-style-name="Heading_20_1">
      <style:paragraph-properties fo:text-align="center" style:justify-single-word="false"/>
      <style:text-properties style:font-name="Barrio" fo:font-size="32pt" style:font-size-asian="32pt" style:font-size-complex="32pt"/>
    </style:style>
    <style:style style:name="P14" style:family="paragraph" style:parent-style-name="Text_20_body">
      <style:paragraph-properties fo:text-align="start" style:justify-single-word="false"/>
      <style:text-properties style:font-name="Bahnschrift Condensed" fo:font-style="normal" fo:font-weight="bold" officeooo:rsid="001f02bd" officeooo:paragraph-rsid="00255c56" fo:background-color="transparent" style:font-style-asian="normal" style:font-weight-asian="bold" style:font-style-complex="normal" style:font-weight-complex="bold"/>
    </style:style>
    <style:style style:name="P15" style:family="paragraph" style:parent-style-name="Text_20_body" style:list-style-name="L1">
      <style:paragraph-properties fo:text-align="start" style:justify-single-word="false"/>
      <style:text-properties style:font-name="Cabin Sketch" style:text-underline-style="solid" style:text-underline-width="auto" style:text-underline-color="font-color" officeooo:paragraph-rsid="00255c56"/>
    </style:style>
    <style:style style:name="P16" style:family="paragraph" style:parent-style-name="Text_20_body">
      <style:paragraph-properties fo:text-align="start" style:justify-single-word="false"/>
      <style:text-properties fo:color="#000000" loext:opacity="100%" style:font-name="Barrio" fo:font-size="32pt" fo:font-style="normal" fo:font-weight="bold" officeooo:rsid="001f02bd" officeooo:paragraph-rsid="00255c56" fo:background-color="transparent" style:font-size-asian="32pt" style:font-style-asian="normal" style:font-weight-asian="bold" style:font-size-complex="32pt" style:font-style-complex="normal" style:font-weight-complex="bold"/>
    </style:style>
    <style:style style:name="P17" style:family="paragraph" style:parent-style-name="Text_20_body">
      <style:paragraph-properties fo:text-align="center" style:justify-single-word="false"/>
      <style:text-properties fo:color="#000000" loext:opacity="100%" style:font-name="Barrio" fo:font-size="32pt" officeooo:rsid="002829a9" officeooo:paragraph-rsid="002829a9" fo:background-color="transparent" style:font-size-asian="32pt" style:font-size-complex="32pt"/>
    </style:style>
    <style:style style:name="P18" style:family="paragraph" style:parent-style-name="Text_20_body" style:list-style-name="L2">
      <style:paragraph-properties fo:text-align="start" style:justify-single-word="false"/>
      <style:text-properties fo:color="#000000" loext:opacity="100%" style:font-name="Cabin Sketch" fo:font-size="12pt" fo:font-style="italic" style:text-underline-style="solid" style:text-underline-width="auto" style:text-underline-color="font-color" fo:font-weight="normal" officeooo:rsid="00238d91" officeooo:paragraph-rsid="00238d91" style:font-size-asian="10.5pt" style:font-style-asian="italic" style:font-weight-asian="normal" style:font-size-complex="12pt" style:font-style-complex="italic" style:font-weight-complex="normal"/>
    </style:style>
    <style:style style:name="P19" style:family="paragraph" style:parent-style-name="Text_20_body" style:list-style-name="L3">
      <style:paragraph-properties fo:text-align="start" style:justify-single-word="false"/>
      <style:text-properties fo:color="#000000" loext:opacity="100%" style:font-name="Cabin Sketch" fo:font-style="italic" style:text-underline-style="solid" style:text-underline-width="auto" style:text-underline-color="font-color" style:font-style-asian="italic" style:font-style-complex="italic"/>
    </style:style>
    <style:style style:name="P20" style:family="paragraph" style:parent-style-name="Text_20_body">
      <style:paragraph-properties fo:text-align="center" style:justify-single-word="false"/>
      <style:text-properties fo:color="#000000" loext:opacity="100%" style:font-name="Bahnschrift SemiLight Condensed" fo:font-size="12pt" fo:font-style="normal" fo:font-weight="bold" officeooo:rsid="00238d91" officeooo:paragraph-rsid="00238d91" fo:background-color="transparent" style:font-size-asian="10.5pt" style:font-style-asian="normal" style:font-weight-asian="bold" style:font-size-complex="12pt" style:font-style-complex="normal" style:font-weight-complex="bold"/>
    </style:style>
    <style:style style:name="P21" style:family="paragraph">
      <loext:graphic-properties draw:fill-color="#000000"/>
      <style:paragraph-properties fo:text-align="center"/>
    </style:style>
    <style:style style:name="T1" style:family="text">
      <style:text-properties fo:font-style="italic" fo:font-weight="normal" officeooo:rsid="001f02bd" fo:background-color="transparent" loext:char-shading-value="0" style:font-style-asian="italic" style:font-weight-asian="normal" style:font-style-complex="italic" style:font-weight-complex="normal"/>
    </style:style>
    <style:style style:name="T2" style:family="text">
      <style:text-properties fo:font-variant="normal" fo:text-transform="none" fo:font-size="12pt" fo:letter-spacing="normal" fo:font-style="normal"/>
    </style:style>
    <style:style style:name="T3" style:family="text">
      <style:text-properties fo:font-variant="normal" fo:text-transform="none" fo:font-size="12pt" fo:letter-spacing="normal" fo:font-style="normal" style:font-size-asian="10.5pt" style:font-size-complex="12pt"/>
    </style:style>
    <style:style style:name="T4" style:family="text">
      <style:text-properties fo:font-variant="normal" fo:text-transform="none" fo:font-size="12pt" fo:letter-spacing="normal" fo:font-weight="normal"/>
    </style:style>
    <style:style style:name="T5" style:family="text">
      <style:text-properties fo:font-variant="normal" fo:text-transform="none" fo:letter-spacing="normal" fo:font-style="normal" fo:background-color="transparent" loext:char-shading-value="0" style:font-style-asian="normal" style:font-style-complex="normal"/>
    </style:style>
    <style:style style:name="T6" style:family="text">
      <style:text-properties fo:font-variant="normal" fo:text-transform="none" fo:letter-spacing="normal" fo:background-color="transparent" loext:char-shading-value="0"/>
    </style:style>
    <style:style style:name="T7" style:family="text">
      <style:text-properties fo:font-variant="normal" fo:text-transform="none" style:font-name="Arial" fo:letter-spacing="normal" fo:font-weight="bold" fo:background-color="transparent" loext:char-shading-value="0" style:font-weight-asian="bold" style:font-weight-complex="bold"/>
    </style:style>
    <style:style style:name="T8" style:family="text">
      <style:text-properties fo:font-variant="normal" fo:text-transform="none" style:font-name="Arial" fo:font-size="12pt" fo:letter-spacing="normal" fo:font-weight="bold" style:font-weight-asian="bold" style:font-weight-complex="bold"/>
    </style:style>
    <style:style style:name="T9" style:family="text">
      <style:text-properties fo:font-variant="normal" fo:text-transform="none" style:font-name="Arial" fo:font-size="12pt" fo:letter-spacing="normal" fo:font-style="normal" fo:font-weight="bold" style:font-style-asian="normal" style:font-weight-asian="bold" style:font-style-complex="normal" style:font-weight-complex="bold"/>
    </style:style>
    <style:style style:name="T10" style:family="text">
      <style:text-properties fo:font-variant="normal" fo:text-transform="none" fo:color="#000000" loext:opacity="100%" fo:font-size="12pt" fo:letter-spacing="normal" fo:font-style="normal" officeooo:rsid="00255c56" fo:background-color="transparent" loext:char-shading-value="0" style:font-size-asian="32pt" style:font-style-asian="italic" style:font-size-complex="32pt" style:font-style-complex="italic"/>
    </style:style>
    <style:style style:name="T11" style:family="text">
      <style:text-properties fo:font-variant="normal" fo:text-transform="none" fo:color="#000000" loext:opacity="100%" fo:font-size="12pt" fo:letter-spacing="normal" fo:font-style="normal" officeooo:rsid="001f02bd" fo:background-color="transparent" loext:char-shading-value="0" style:font-size-asian="32pt" style:font-style-asian="italic" style:font-size-complex="32pt" style:font-style-complex="italic"/>
    </style:style>
    <style:style style:name="T12" style:family="text">
      <style:text-properties fo:font-variant="normal" fo:text-transform="none" fo:color="#000000" loext:opacity="100%" fo:font-size="12pt" fo:letter-spacing="normal" fo:font-style="normal" officeooo:rsid="001f02bd" fo:background-color="transparent" loext:char-shading-value="0" style:font-size-asian="12pt" style:font-style-asian="italic" style:font-size-complex="12pt" style:font-style-complex="italic"/>
    </style:style>
    <style:style style:name="T13" style:family="text">
      <style:text-properties fo:font-size="12pt" style:font-size-asian="10.5pt" style:font-size-complex="12pt"/>
    </style:style>
    <style:style style:name="T14" style:family="text">
      <style:text-properties fo:font-style="normal" fo:background-color="transparent" loext:char-shading-value="0" style:font-style-asian="normal" style:font-style-complex="normal"/>
    </style:style>
    <style:style style:name="T15" style:family="text">
      <style:text-properties fo:font-size="16pt" fo:font-style="italic" fo:font-weight="bold" officeooo:rsid="001f02bd" fo:background-color="transparent" loext:char-shading-value="0" style:font-size-asian="16pt" style:font-style-asian="italic" style:font-weight-asian="bold" style:font-size-complex="16pt" style:font-style-complex="italic" style:font-weight-complex="bold"/>
    </style:style>
    <style:style style:name="T16" style:family="text">
      <style:text-properties fo:background-color="transparent" loext:char-shading-value="0"/>
    </style:style>
    <style:style style:name="T17" style:family="text">
      <style:text-properties officeooo:rsid="001f02bd" fo:background-color="transparent" loext:char-shading-value="0"/>
    </style:style>
    <style:style style:name="T18" style:family="text">
      <style:text-properties style:font-name="Bahnschrift SemiLight Condensed" fo:font-size="12pt" fo:font-style="normal" fo:font-weight="bold" officeooo:rsid="00255c56" fo:background-color="transparent" loext:char-shading-value="0" style:font-size-asian="10.5pt" style:font-style-asian="normal" style:font-weight-asian="bold" style:font-size-complex="12pt" style:font-style-complex="normal" style:font-weight-complex="bold"/>
    </style:style>
    <style:style style:name="T19" style:family="text">
      <style:text-properties style:font-name="Bahnschrift SemiLight Condensed" fo:font-style="normal" fo:font-weight="bold" fo:background-color="transparent" loext:char-shading-value="0" style:font-style-asian="normal" style:font-weight-asian="bold" style:font-style-complex="normal" style:font-weight-complex="bold"/>
    </style:style>
    <style:style style:name="T20" style:family="text">
      <style:text-properties style:font-name="Bahnschrift SemiLight Condensed" fo:font-style="normal" fo:font-weight="bold" officeooo:rsid="00238d91" fo:background-color="transparent" loext:char-shading-value="0" style:font-style-asian="normal" style:font-weight-asian="bold" style:font-style-complex="normal" style:font-weight-complex="bold"/>
    </style:style>
    <style:style style:name="T21" style:family="text">
      <style:text-properties fo:color="#000000" loext:opacity="100%" fo:font-size="12pt" fo:font-style="italic" officeooo:rsid="001f02bd" fo:background-color="transparent" loext:char-shading-value="0" style:font-size-asian="12pt" style:font-style-asian="italic" style:font-size-complex="12pt"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4cm" svg:stroke-color="#000000" draw:marker-start-width="0.951cm" draw:marker-end-width="0.951cm" draw:fill-color="#000000" draw:textarea-horizontal-align="center" draw:textarea-vertical-align="middle" fo:padding-top="0.198cm" fo:padding-bottom="0.198cm" fo:padding-left="0.198cm" fo:padding-right="0.1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ANALYSE SOCIOLOGIQUE</text:p>
      <text:p text:style-name="P5"><draw:line text:anchor-type="paragraph" draw:z-index="0" draw:name="Ligne 1" draw:style-name="gr1" draw:text-style-name="P21" svg:x1="8.53cm" svg:y1="0.231cm" svg:x2="10.585cm" svg:y2="0.231cm"><text:p/></draw:line>Analyse par Maël Barbe </text:p>
      <text:h text:style-name="P10" text:outline-level="1" text:is-list-header="true"/>
      <text:p text:style-name="P1"/>
      <text:p text:style-name="P17"/>
      <text:p text:style-name="P1"/>
      <text:p text:style-name="P1"/>
      <text:p text:style-name="P1"/>
      <text:h text:style-name="P11" text:outline-level="1" text:is-list-header="true"><text:soft-page-break/>Effet recherché :</text:h>
      <text:p text:style-name="P7">Il est difficile de généraliser les motivations des gens dans leur recherche d'effet dans la vie, car celles-ci peuvent varier considérablement en fonction de nombreux facteurs tels que la culture, l'âge, le sexe, la personnalité et l'environnement socio-économique. Cependant, certaines tendances générales peuvent être observées dans la recherche de sens et d'effet dans la vie.</text:p>
      <text:p text:style-name="P7">Voici quelques-unes des motivation courantes que les gens peuvent avoir dans leur recherche d’effet dans la vie :</text:p>
      <text:list xml:id="list2420171065" text:style-name="L1">
        <text:list-item>
          <text:p text:style-name="P15"><text:span text:style-name="T15">L</text:span><text:span text:style-name="T1">a recherche de satisfaction personnelle : Beaucoup de gens cherchent à se réaliser et à trouver un sens à leur vie en réalisant leurs aspirations et leurs passions. Ils cherchent à s'épanouir personnellement et à vivre des expériences gratifiantes qui renforcent leur estime de soi.</text:span></text:p>
        </text:list-item>
        <text:list-item>
          <text:p text:style-name="P15"><text:span text:style-name="T15">L</text:span><text:span text:style-name="T1">a recherche de bonheur : Le bonheur est une motivation universelle pour de nombreuses personnes, qui cherchent à trouver un équilibre entre les exigences de la vie quotidienne et les activités et les relations qui leur apportent de la joie.</text:span></text:p>
        </text:list-item>
        <text:list-item>
          <text:p text:style-name="P15"><text:span text:style-name="T15">L</text:span><text:span text:style-name="T1">a recherche de réussite professionnelle : Pour certains, l'accomplissement professionnel est une source d'effet dans la vie. Ils cherchent à réussir dans leur carrière, à acquérir des compétences et des connaissances, à faire une différence dans leur domaine et à être reconnus pour leur travail.</text:span></text:p>
        </text:list-item>
        <text:list-item>
          <text:p text:style-name="P15"><text:span text:style-name="T15">L</text:span><text:span text:style-name="T1">a recherche de but spirituel : Pour d'autres, la recherche d'un but spirituel dans la vie est une source d'effet. Ils cherchent à se connecter à quelque chose de plus grand qu'eux-mêmes, à trouver une signification plus profonde dans leur vie et à vivre en accord avec leurs croyances.</text:span></text:p>
        </text:list-item>
        <text:list-item>
          <text:p text:style-name="P15"><text:span text:style-name="T15">L</text:span><text:span text:style-name="T1">a recherche de relations significatives : Les relations avec les autres sont importantes pour de nombreuses personnes, qui cherchent à établir des liens significatifs avec les membres de leur famille, leurs amis et leur communauté. Ils cherchent à partager leur vie avec des personnes qui les soutiennent et les inspirent, et à contribuer au bien-être des autres.</text:span></text:p>
        </text:list-item>
      </text:list>
      <text:p text:style-name="P8"><text:span text:style-name="T11">En fin de compte, la recherche d'effet dans la vie est une quête personnelle et unique pour chaque individu. Les motivations peuvent être multiples et varier en fonction des différentes étapes de la vie. L'essentiel est de trouver un équilibre entre les aspirations</text:span><text:span text:style-name="T10"> </text:span><text:span text:style-name="T12">personnelles, les besoins des autres et les attentes de la société.</text:span><text:span text:style-name="T21"> </text:span></text:p>
      <text:p text:style-name="P16"/>
      <text:h text:style-name="P12" text:outline-level="1"><text:soft-page-break/><text:span text:style-name="T17">B</text:span><text:span text:style-name="T16">UT PRINCIPALE :</text:span></text:h>
      <text:p text:style-name="P6"><text:span text:style-name="T18">L</text:span><text:span text:style-name="T19">e but principal des individus est un sujet complexe, </text:span><text:span text:style-name="T20">ce </text:span><text:span text:style-name="T19">qui a fait l'objet de nombreuses recherches en sociologie. Selon la perspective sociologique, les buts des individus sont fortement influencés par leur environnement social, leur culture, leur statut socio-économique et d'autres facteurs sociaux.</text:span></text:p>
      <text:list xml:id="list920547863" text:style-name="L2">
        <text:list-item>
          <text:p text:style-name="P18"><text:span text:style-name="T6">Plusieurs théories sociologiques ont cherché à expliquer les buts des individus. Par exemple, la théorie de l'action rationnelle développée par </text:span><text:span text:style-name="T7">Max Weber </text:span><text:span text:style-name="T6">suggère que les individus cherchent à maximiser leur intérêt personnel en choisissant les actions qui sont les plus efficaces pour atteindre leurs objectifs. Cette théorie est liée à l'idée que les individus sont motivés par des récompenses et cherchent à minimiser les coûts associés à leurs actions.</text:span><text:span text:style-name="T16"> </text:span></text:p>
        </text:list-item>
        <text:list-item>
          <text:p text:style-name="P18"><text:span text:style-name="T6">Cependant, cette théorie a été critiquée pour ne pas tenir compte des motivations sociales et culturelles qui influencent les choix des individus. Selon la théorie de l'interaction symbolique, développée par </text:span><text:span text:style-name="T7">George Herbert Mead</text:span><text:span text:style-name="T6">, les individus construisent leur identité en interagissant avec leur environnement social et en créant des significations partagées. Cette théorie suggère que les buts des individus peuvent être influencés par la façon dont ils se perçoivent et sont perçus par les autres dans leur environnement social.</text:span><text:span text:style-name="T16"> </text:span></text:p>
        </text:list-item>
        <text:list-item>
          <text:p text:style-name="P18"><text:span text:style-name="T6">D'autres perspectives sociologiques ont souligné l'importance des structures sociales dans la formation des buts des individus. Par exemple, la théorie du conflit social, développée par </text:span><text:span text:style-name="T7">Karl Marx</text:span><text:span text:style-name="T6">, suggère que les individus sont motivés par leur position dans la structure sociale et leur lutte pour le pouvoir et les ressources. Cette théorie souligne que les inégalités sociales peuvent limiter les choix et les opportunités des individus, influençant ainsi leurs buts et leurs aspirations.</text:span><text:span text:style-name="T16"> </text:span></text:p>
        </text:list-item>
        <text:list-item>
          <text:p text:style-name="P18"><text:span text:style-name="T6">En termes de données, il est difficile de mesurer directement les buts des individus, car ils sont souvent implicites et peuvent varier considérablement d'un individu à l'autre. Cependant, des enquêtes sociologiques ont cherché à comprendre les valeurs et les aspirations des gens en posant des questions sur leur vision de la vie et leurs objectifs personnels. Par exemple, une enquête menée par le </text:span><text:span text:style-name="T7">Pew Research</text:span><text:span text:style-name="T6"> </text:span><text:span text:style-name="T7">Center </text:span><text:span text:style-name="T6">en 2019 a révélé que les Américains considèrent que les aspects les plus importants de la vie sont la famille, la santé et les relations amoureuses, tandis que la richesse et la réussite professionnelle sont considérées comme moins importantes.</text:span><text:span text:style-name="T16"> </text:span></text:p>
        </text:list-item>
      </text:list>
      <text:p text:style-name="P2"><text:span text:style-name="T5">En conclusion, le but principal des individus est un sujet complexe et multifactoriel, qui est influencé par des facteurs sociaux, culturels, économiques et personnels. Les perspectives sociologiques offrent des cadres théoriques pour comprendre les motivations des individus et les enquêtes sociologiques peuvent fournir des données sur les aspirations et les valeurs des gens dans différents contextes.</text:span><text:span text:style-name="T14"> </text:span></text:p>
      <text:p text:style-name="P20"/>
      <text:p text:style-name="P20"/>
      <text:h text:style-name="P13" text:outline-level="1"><text:soft-page-break/>Le bonheur</text:h>
      <text:p text:style-name="P3"><text:span text:style-name="T3">Le bonheur est un concept central dans la vie des individus et a fait l'objet de nombreuses études en sociologie. Selon la perspective sociologique, le bonheur est influencé par des facteurs sociaux tels que le niveau d'éducation, le statut socio-économique, les relations sociales et l'appartenance à des groupes culturels ou religieux.</text:span><text:span text:style-name="T13"> </text:span><text:span text:style-name="T2">Plusieurs études sociologiques ont cherché à comprendre les déterminants du bonheur.</text:span> </text:p>
      <text:list xml:id="list2189688908" text:style-name="L3">
        <text:list-item>
          <text:p text:style-name="P19"><text:span text:style-name="T4">Par exemple, une étude menée par les sociologues </text:span><text:span text:style-name="T9">Diener et Seligman</text:span><text:span text:style-name="T4"> en 2004 a examiné les facteurs qui contribuent au bien-être subjectif des individus, c'est-à-dire leur propre évaluation de leur qualité de vie. Cette étude a révélé que le bonheur est lié à des facteurs tels que la satisfaction dans les relations sociales, le sentiment de contrôle sur sa propre vie, la capacité à faire face aux défis et à l'adversité, ainsi que la poursuite de buts significatifs.</text:span> </text:p>
        </text:list-item>
        <text:list-item>
          <text:p text:style-name="P19"><text:span text:style-name="T4">Une autre étude menée par les sociologues </text:span><text:span text:style-name="T9">Deaton et Stone</text:span><text:span text:style-name="T8"> </text:span><text:span text:style-name="T4">en 2014 a révélé que le bonheur est lié au niveau de revenu des individus, mais que cette relation diminue au-delà d'un certain seuil de revenu. Les chercheurs ont constaté que le bonheur est plus étroitement lié à la sécurité financière, à la satisfaction au travail et à l'accès à des ressources telles que les soins de santé et l'éducation.</text:span> </text:p>
        </text:list-item>
        <text:list-item>
          <text:p text:style-name="P19"><text:span text:style-name="T4">D'autres études ont souligné l'importance de l'appartenance à des groupes et des communautés dans le bonheur des individus. Par exemple, une étude menée par les sociologues </text:span><text:span text:style-name="T8">McPherson et Smith-Lovin</text:span><text:span text:style-name="T4"> en 2006 a révélé que les relations sociales étroites, telles que les amitiés et les liens familiaux, sont liées à des niveaux plus élevés de bonheur et de bien-être émotionnel.</text:span> </text:p>
        </text:list-item>
        <text:list-item>
          <text:p text:style-name="P19"><text:span text:style-name="T4">En termes de données, plusieurs enquêtes sociologiques ont cherché à mesurer le bonheur des individus dans différents contextes. Par exemple, l'Enquête mondiale </text:span><text:span text:style-name="T8">Gallup </text:span><text:span text:style-name="T4">sur le bien-être a cherché à évaluer le bien-être subjectif des gens dans plus de 150 pays en utilisant des indicateurs tels que la satisfaction de vie, les émotions positives et négatives, et l'optimisme. Les résultats de cette enquête ont montré que le bien-être subjectif varie considérablement selon le pays, avec des niveaux plus élevés de bonheur et de satisfaction de vie dans les pays nordiques tels que la Finlande, le Danemark et la Norvège.</text:span> </text:p>
        </text:list-item>
      </text:list>
      <text:p text:style-name="P4"><text:span text:style-name="T2">En conclusion, le bonheur est un concept central dans la vie des individus et est influencé par des facteurs sociaux tels que les relations sociales, le statut socio-économique et l'appartenance à des groupes culturels ou religieux. Les études sociologiques offrent des cadres théoriques pour comprendre les déterminants du bonheur, et les enquêtes sociologiques peuvent fournir des données sur les niveaux de bonheur et de bien-être subjectif des gens dans différents contexte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hnschrift Condensed" svg:font-family="'Bahnschrift Condensed'" style:font-family-generic="swiss" style:font-pitch="variable"/>
    <style:font-face style:name="Bahnschrift SemiLight Condensed" svg:font-family="'Bahnschrift SemiLight Condensed'" style:font-family-generic="swiss" style:font-pitch="variable"/>
    <style:font-face style:name="Barrio" svg:font-family="Barrio" style:font-pitch="variable"/>
    <style:font-face style:name="Cabin Sketch" svg:font-family="'Cabin Sketch'"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11T02:49:38.274000000</dc:date>
    <meta:editing-duration>PT37M3S</meta:editing-duration>
    <meta:editing-cycles>7</meta:editing-cycles>
    <meta:generator>LibreOffice/7.3.3.2$Windows_X86_64 LibreOffice_project/d1d0ea68f081ee2800a922cac8f79445e4603348</meta:generator>
    <meta:document-statistic meta:table-count="0" meta:image-count="0" meta:object-count="0" meta:page-count="4" meta:paragraph-count="25" meta:word-count="1251" meta:character-count="8019" meta:non-whitespace-character-count="6793"/>
  </office:meta>
</office:document-meta>
</file>